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8f9" officeooo:paragraph-rsid="0007a8f9"/>
    </style:style>
    <style:style style:name="P2" style:family="paragraph" style:parent-style-name="Standard">
      <style:text-properties officeooo:rsid="0007a8f9" officeooo:paragraph-rsid="00108f5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a8f9" officeooo:paragraph-rsid="0007a8f9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9e850" officeooo:paragraph-rsid="0019e85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e838" officeooo:paragraph-rsid="0020e838" style:font-weight-asian="bold" style:font-weight-complex="bold"/>
    </style:style>
    <style:style style:name="P6" style:family="paragraph" style:parent-style-name="Standard">
      <style:text-properties officeooo:rsid="000893c3" officeooo:paragraph-rsid="000893c3"/>
    </style:style>
    <style:style style:name="P7" style:family="paragraph" style:parent-style-name="Standard">
      <style:text-properties officeooo:rsid="000d2b63" officeooo:paragraph-rsid="000d2b63"/>
    </style:style>
    <style:style style:name="P8" style:family="paragraph" style:parent-style-name="Standard">
      <style:text-properties officeooo:rsid="000d2b63" officeooo:paragraph-rsid="000ed074"/>
    </style:style>
    <style:style style:name="P9" style:family="paragraph" style:parent-style-name="Standard">
      <style:text-properties officeooo:rsid="000d2b63" officeooo:paragraph-rsid="00108f5c"/>
    </style:style>
    <style:style style:name="P10" style:family="paragraph" style:parent-style-name="Standard">
      <style:text-properties officeooo:rsid="000d2b63" officeooo:paragraph-rsid="0016dcac"/>
    </style:style>
    <style:style style:name="P11" style:family="paragraph" style:parent-style-name="Standard">
      <style:text-properties officeooo:rsid="000d2b63" officeooo:paragraph-rsid="001b3e4c"/>
    </style:style>
    <style:style style:name="P12" style:family="paragraph" style:parent-style-name="Standard">
      <style:text-properties officeooo:rsid="000ed074" officeooo:paragraph-rsid="000ed074"/>
    </style:style>
    <style:style style:name="P13" style:family="paragraph" style:parent-style-name="Standard">
      <style:text-properties officeooo:rsid="00108f5c" officeooo:paragraph-rsid="00108f5c"/>
    </style:style>
    <style:style style:name="P14" style:family="paragraph" style:parent-style-name="Standard">
      <style:text-properties officeooo:rsid="00108f5c" officeooo:paragraph-rsid="0016dcac"/>
    </style:style>
    <style:style style:name="P15" style:family="paragraph" style:parent-style-name="Standard">
      <style:text-properties officeooo:rsid="00108f5c" officeooo:paragraph-rsid="0019e850"/>
    </style:style>
    <style:style style:name="P16" style:family="paragraph" style:parent-style-name="Standard">
      <style:text-properties officeooo:rsid="00108f5c" officeooo:paragraph-rsid="001b3e4c"/>
    </style:style>
    <style:style style:name="P17" style:family="paragraph" style:parent-style-name="Standard">
      <style:text-properties officeooo:rsid="00125da2" officeooo:paragraph-rsid="00125da2"/>
    </style:style>
    <style:style style:name="P18" style:family="paragraph" style:parent-style-name="Standard">
      <style:text-properties officeooo:rsid="0014a800" officeooo:paragraph-rsid="0014a800"/>
    </style:style>
    <style:style style:name="P19" style:family="paragraph" style:parent-style-name="Standard">
      <style:text-properties officeooo:rsid="001521cb" officeooo:paragraph-rsid="001521cb"/>
    </style:style>
    <style:style style:name="P20" style:family="paragraph" style:parent-style-name="Standard">
      <style:text-properties officeooo:rsid="0016cb9f" officeooo:paragraph-rsid="0016cb9f"/>
    </style:style>
    <style:style style:name="P21" style:family="paragraph" style:parent-style-name="Standard">
      <style:text-properties style:text-underline-style="none" officeooo:rsid="000ed074" officeooo:paragraph-rsid="000ed074"/>
    </style:style>
    <style:style style:name="P22" style:family="paragraph" style:parent-style-name="Standard">
      <style:text-properties style:text-underline-style="none" officeooo:rsid="0016cb9f" officeooo:paragraph-rsid="0016cb9f"/>
    </style:style>
    <style:style style:name="P23" style:family="paragraph" style:parent-style-name="Standard">
      <style:text-properties style:text-underline-style="none" officeooo:rsid="0025269d" officeooo:paragraph-rsid="0025269d"/>
    </style:style>
    <style:style style:name="P24" style:family="paragraph" style:parent-style-name="Standard">
      <style:text-properties officeooo:rsid="00171333" officeooo:paragraph-rsid="00171333"/>
    </style:style>
    <style:style style:name="P25" style:family="paragraph" style:parent-style-name="Standard">
      <style:text-properties fo:font-weight="bold" officeooo:rsid="001b3e4c" officeooo:paragraph-rsid="001b3e4c" style:font-weight-asian="bold" style:font-weight-complex="bold"/>
    </style:style>
    <style:style style:name="P26" style:family="paragraph" style:parent-style-name="Standard">
      <style:text-properties officeooo:rsid="001b3e4c" officeooo:paragraph-rsid="001b3e4c"/>
    </style:style>
    <style:style style:name="P27" style:family="paragraph" style:parent-style-name="Standard">
      <style:text-properties officeooo:rsid="0020e838" officeooo:paragraph-rsid="0020e838"/>
    </style:style>
    <style:style style:name="P28" style:family="paragraph" style:parent-style-name="Standard">
      <style:text-properties officeooo:rsid="00219ba3" officeooo:paragraph-rsid="00219ba3"/>
    </style:style>
    <style:style style:name="P29" style:family="paragraph" style:parent-style-name="Standard">
      <style:text-properties officeooo:rsid="00219ba3" officeooo:paragraph-rsid="0025ba4f"/>
    </style:style>
    <style:style style:name="P30" style:family="paragraph" style:parent-style-name="Standard">
      <style:text-properties officeooo:rsid="0022a8e8" officeooo:paragraph-rsid="0022a8e8"/>
    </style:style>
    <style:style style:name="P31" style:family="paragraph" style:parent-style-name="Standard">
      <style:text-properties officeooo:rsid="0022a8e8" officeooo:paragraph-rsid="0025ba4f"/>
    </style:style>
    <style:style style:name="P32" style:family="paragraph" style:parent-style-name="Standard">
      <style:text-properties officeooo:rsid="0022a8e8" officeooo:paragraph-rsid="00274dd1"/>
    </style:style>
    <style:style style:name="P33" style:family="paragraph" style:parent-style-name="Standard">
      <style:text-properties officeooo:rsid="0025269d" officeooo:paragraph-rsid="0025269d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71333" officeooo:paragraph-rsid="00171333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9e850" officeooo:paragraph-rsid="0019e850" style:font-weight-asian="bold" style:font-weight-complex="bold"/>
    </style:style>
    <style:style style:name="P36" style:family="paragraph" style:parent-style-name="Table_20_Contents">
      <style:text-properties fo:font-weight="bold" officeooo:rsid="001b3e4c" officeooo:paragraph-rsid="001b3e4c" style:font-weight-asian="bold" style:font-weight-complex="bold"/>
    </style:style>
    <style:style style:name="P37" style:family="paragraph" style:parent-style-name="Table_20_Contents">
      <style:text-properties style:use-window-font-color="true" officeooo:paragraph-rsid="001e6c64"/>
    </style:style>
    <style:style style:name="P38" style:family="paragraph" style:parent-style-name="Table_20_Contents">
      <style:text-properties style:use-window-font-color="true" officeooo:paragraph-rsid="001fab4c"/>
    </style:style>
    <style:style style:name="P39" style:family="paragraph" style:parent-style-name="Table_20_Contents">
      <style:text-properties officeooo:paragraph-rsid="0020c691"/>
    </style:style>
    <style:style style:name="P40" style:family="paragraph" style:parent-style-name="Table_20_Contents">
      <style:text-properties officeooo:paragraph-rsid="0020e838"/>
    </style:style>
    <style:style style:name="P41" style:family="paragraph" style:parent-style-name="Table_20_Contents">
      <style:text-properties officeooo:rsid="0020e838" officeooo:paragraph-rsid="0020e838"/>
    </style:style>
    <style:style style:name="T1" style:family="text">
      <style:text-properties officeooo:rsid="000b981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ed074"/>
    </style:style>
    <style:style style:name="T4" style:family="text">
      <style:text-properties officeooo:rsid="00108f5c"/>
    </style:style>
    <style:style style:name="T5" style:family="text">
      <style:text-properties officeooo:rsid="00125da2"/>
    </style:style>
    <style:style style:name="T6" style:family="text">
      <style:text-properties officeooo:rsid="0014a800"/>
    </style:style>
    <style:style style:name="T7" style:family="text">
      <style:text-properties officeooo:rsid="001521cb"/>
    </style:style>
    <style:style style:name="T8" style:family="text">
      <style:text-properties officeooo:rsid="0016cb9f"/>
    </style:style>
    <style:style style:name="T9" style:family="text">
      <style:text-properties style:text-underline-style="none"/>
    </style:style>
    <style:style style:name="T10" style:family="text">
      <style:text-properties officeooo:rsid="0016dcac"/>
    </style:style>
    <style:style style:name="T11" style:family="text">
      <style:text-properties style:text-position="sub 58%" officeooo:rsid="001b3e4c"/>
    </style:style>
    <style:style style:name="T12" style:family="text">
      <style:text-properties style:text-position="sub 58%" officeooo:rsid="001fab4c"/>
    </style:style>
    <style:style style:name="T13" style:family="text">
      <style:text-properties officeooo:rsid="001b3e4c"/>
    </style:style>
    <style:style style:name="T14" style:family="text">
      <style:text-properties style:text-position="0% 100%"/>
    </style:style>
    <style:style style:name="T15" style:family="text">
      <style:text-properties officeooo:rsid="001fab4c"/>
    </style:style>
    <style:style style:name="T16" style:family="text">
      <style:text-properties officeooo:rsid="0020c691"/>
    </style:style>
    <style:style style:name="T17" style:family="text">
      <style:text-properties officeooo:rsid="0020e838"/>
    </style:style>
    <style:style style:name="T18" style:family="text">
      <style:text-properties officeooo:rsid="00224a06"/>
    </style:style>
    <style:style style:name="T19" style:family="text">
      <style:text-properties officeooo:rsid="0023d1d2"/>
    </style:style>
    <style:style style:name="T20" style:family="text">
      <style:text-properties officeooo:rsid="0026f0ad"/>
    </style:style>
    <style:style style:name="T21" style:family="text">
      <style:text-properties officeooo:rsid="002714e3"/>
    </style:style>
    <style:style style:name="T22" style:family="text">
      <style:text-properties officeooo:rsid="00274dd1"/>
    </style:style>
    <style:style style:name="T23" style:family="text">
      <style:text-properties officeooo:rsid="00289c35"/>
    </style:style>
    <style:style style:name="T24" style:family="text">
      <style:text-properties officeooo:rsid="00289d75"/>
    </style:style>
    <style:style style:name="T25" style:family="text">
      <style:text-properties officeooo:rsid="002a05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03</text:p>
      <text:p text:style-name="P1"/>
      <text:p text:style-name="P3">Q1</text:p>
      <text:p text:style-name="P1"/>
      <text:p text:style-name="P2"><text:span text:style-name="T2">a</text:span>)</text:p>
      <text:p text:style-name="P2">Usando o <text:span text:style-name="T1">terceiro exemplo da tabela</text:span> (<text:span text:style-name="T1">1234-+-</text:span>)</text:p>
      <text:p text:style-name="P1"/>
      <text:p text:style-name="P6">Gramática do lado esquerdo<text:tab/><text:tab/><text:tab/><text:tab/>Gramática do lado direito</text:p>
      <text:p text:style-name="P6">expr term -<text:tab/><text:tab/><text:tab/><text:tab/><text:tab/><text:tab/>term expr -</text:p>
      <text:p text:style-name="P6">expr term + term -<text:tab/><text:tab/><text:tab/><text:tab/><text:tab/><text:span text:style-name="T1">1</text:span> term expr + -</text:p>
      <text:p text:style-name="P6">XXXXXXXXXXX Não é possível<text:tab/><text:tab/><text:tab/><text:span text:style-name="T1">12</text:span> term expr - +-</text:p>
      <text:p text:style-name="P6"><text:tab/><text:tab/><text:tab/><text:tab/><text:tab/><text:tab/><text:tab/><text:span text:style-name="T1">123</text:span> term -+-</text:p>
      <text:p text:style-name="P6"><text:tab/><text:tab/><text:tab/><text:tab/><text:tab/><text:tab/><text:tab/><text:span text:style-name="T1">1234</text:span>-+-</text:p>
      <text:p text:style-name="P6"/>
      <text:p text:style-name="P7">A gramática do lado direito consegue</text:p>
      <text:p text:style-name="P7">expr<text:tab/>→<text:tab/>term expr +</text:p>
      <text:p text:style-name="P7"><text:tab/>|<text:tab/>term expr -</text:p>
      <text:p text:style-name="P8"><text:tab/>|<text:tab/>term</text:p>
      <text:p text:style-name="P7"/>
      <text:p text:style-name="P7">term<text:tab/>→<text:tab/>0 | … | 9</text:p>
      <text:p text:style-name="P21">------------------------------------------------------------------------------------------------------------------------</text:p>
      <text:p text:style-name="P12"><text:span text:style-name="T9"/></text:p>
      <text:p text:style-name="P12"><text:span text:style-name="T2">b</text:span>)</text:p>
      <text:p text:style-name="P8">expr<text:tab/>→<text:tab/>term expr +</text:p>
      <text:p text:style-name="P8"><text:tab/>|<text:tab/>term expr -</text:p>
      <text:p text:style-name="P8"><text:tab/>|<text:tab/>term</text:p>
      <text:p text:style-name="P8"/>
      <text:p text:style-name="P8"><text:span text:style-name="T3">term</text:span><text:tab/>→<text:tab/>term <text:span text:style-name="T3">fact</text:span> *</text:p>
      <text:p text:style-name="P8"><text:tab/>|<text:tab/><text:span text:style-name="T6">term</text:span> <text:span text:style-name="T3">fact</text:span> /</text:p>
      <text:p text:style-name="P8"><text:tab/>|<text:tab/><text:span text:style-name="T4">fact</text:span></text:p>
      <text:p text:style-name="P8"/>
      <text:p text:style-name="P9"><text:span text:style-name="T4">fact</text:span><text:tab/>→<text:tab/><text:span text:style-name="T4">digi</text:span></text:p>
      <text:p text:style-name="P9"><text:tab/>|<text:tab/><text:span text:style-name="T4">expr</text:span></text:p>
      <text:p text:style-name="P9"/>
      <text:p text:style-name="P13">digi<text:tab/>→<text:tab/>0 | … | 9</text:p>
      <text:p text:style-name="P13"/>
      <text:p text:style-name="P13"><text:span text:style-name="T5">Ex: 12</text:span>*<text:span text:style-name="T6">34</text:span>*-<text:span text:style-name="T6">56</text:span>+/</text:p>
      <text:p text:style-name="P17"/>
      <text:p text:style-name="P17">term</text:p>
      <text:p text:style-name="P18">term fact /</text:p>
      <text:p text:style-name="P18">term expr /</text:p>
      <text:p text:style-name="P18">term term expr + /</text:p>
      <text:p text:style-name="P18">term fact term +/</text:p>
      <text:p text:style-name="P18">term 5 fact +/</text:p>
      <text:p text:style-name="P18">term 5 6 +/</text:p>
      <text:p text:style-name="P18">term 56+/</text:p>
      <text:p text:style-name="P18"/>
      <text:p text:style-name="P18">fact 56+/</text:p>
      <text:p text:style-name="P18">expr 56+/</text:p>
      <text:p text:style-name="P18">term expr – 56+/</text:p>
      <text:p text:style-name="P18">term term – <text:span text:style-name="T7">56+/</text:span></text:p>
      <text:p text:style-name="P19">term term fact * - 56+/</text:p>
      <text:p text:style-name="P19"><text:soft-page-break/>term fact <text:span text:style-name="T8">4 *-56+/</text:span></text:p>
      <text:p text:style-name="P20">term 34*-56+/</text:p>
      <text:p text:style-name="P20"/>
      <text:p text:style-name="P20">term fact * 34*-56+/</text:p>
      <text:p text:style-name="P20">fact 2 *34*-56+/</text:p>
      <text:p text:style-name="P20"/>
      <text:p text:style-name="P20">12*34*-56+/</text:p>
      <text:p text:style-name="P20">------------------------------------------------------------------------------------------------------------------------</text:p>
      <text:p text:style-name="P22"/>
      <text:p text:style-name="P20"><text:span text:style-name="T2">c</text:span>)</text:p>
      <text:p text:style-name="P10">expr<text:tab/>→<text:tab/><text:span text:style-name="T10">+ </text:span>term expr</text:p>
      <text:p text:style-name="P10"><text:tab/>|<text:tab/>- term expr</text:p>
      <text:p text:style-name="P10"><text:tab/>|<text:tab/>term</text:p>
      <text:p text:style-name="P10"/>
      <text:p text:style-name="P10"><text:span text:style-name="T3">term</text:span><text:tab/>→<text:tab/>* term <text:span text:style-name="T3">fact</text:span></text:p>
      <text:p text:style-name="P10"><text:tab/>|<text:tab/>/ <text:span text:style-name="T6">term</text:span> <text:span text:style-name="T3">fact</text:span></text:p>
      <text:p text:style-name="P10"><text:tab/>|<text:tab/><text:span text:style-name="T4">fact</text:span></text:p>
      <text:p text:style-name="P10"/>
      <text:p text:style-name="P10"><text:span text:style-name="T4">fact</text:span><text:tab/>→<text:tab/><text:span text:style-name="T4">digi</text:span></text:p>
      <text:p text:style-name="P10"><text:tab/>|<text:tab/><text:span text:style-name="T4">expr</text:span></text:p>
      <text:p text:style-name="P10"/>
      <text:p text:style-name="P14">digi<text:tab/>→<text:tab/>0 | … | 9</text:p>
      <text:p text:style-name="P14"/>
      <text:p text:style-name="P14"><text:span text:style-name="T5">Ex: /-*12*34+56</text:span></text:p>
      <text:p text:style-name="P14"/>
      <text:p text:style-name="P24">term</text:p>
      <text:p text:style-name="P24">/ term fact</text:p>
      <text:p text:style-name="P24">/ fact fact</text:p>
      <text:p text:style-name="P24">/ expr fact</text:p>
      <text:p text:style-name="P24">/ - term expr fact</text:p>
      <text:p text:style-name="P24">/- * term fact expr fact</text:p>
      <text:p text:style-name="P24">/-* fact fact expr fact</text:p>
      <text:p text:style-name="P24">/-* 1 2 expr fact</text:p>
      <text:p text:style-name="P24"/>
      <text:p text:style-name="P24">/-*12 term fact</text:p>
      <text:p text:style-name="P24">/-*12 * term fact fact</text:p>
      <text:p text:style-name="P24">/-*12* fact fact fact</text:p>
      <text:p text:style-name="P24">/-*12* 3 4 fact</text:p>
      <text:p text:style-name="P24"/>
      <text:p text:style-name="P24">/-*12*34 expr</text:p>
      <text:p text:style-name="P24">/-*12*34 + term expr</text:p>
      <text:p text:style-name="P24">/-*12*34+ fact term</text:p>
      <text:p text:style-name="P24">/-*12*34+ 5 fact</text:p>
      <text:p text:style-name="P24">/-*12*34+5 6</text:p>
      <text:p text:style-name="P24"/>
      <text:p text:style-name="P34">/-*12*34+56</text:p>
      <text:p text:style-name="P24"/>
      <text:p text:style-name="P4"/>
      <text:p text:style-name="P35">Q2</text:p>
      <text:p text:style-name="P15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5">Gramática</text:p>
          </table:table-cell>
          <table:table-cell table:style-name="Tabela1.B1" office:value-type="string">
            <text:p text:style-name="P36">Regras Semânticas</text:p>
          </table:table-cell>
        </table:table-row>
        <table:table-row>
          <table:table-cell table:style-name="Tabela1.A2" office:value-type="string">
            <text:p text:style-name="P11">expr.<text:tab/><text:span text:style-name="T10">+ </text:span>term expr<text:span text:style-name="T11">1</text:span></text:p>
          </table:table-cell>
          <table:table-cell table:style-name="Tabela1.B2" office:value-type="string">
            <text:p text:style-name="P37">expr.t = term.t ǁ <text:span text:style-name="T14">expr</text:span><text:span text:style-name="T11">1</text:span><text:span text:style-name="T14">.t</text:span> ǁ '+'</text:p>
          </table:table-cell>
        </table:table-row>
        <table:table-row>
          <table:table-cell table:style-name="Tabela1.A2" office:value-type="string">
            <text:p text:style-name="P11">expr.<text:tab/>- term expr<text:span text:style-name="T11">1</text:span></text:p>
          </table:table-cell>
          <table:table-cell table:style-name="Tabela1.B2" office:value-type="string">
            <text:p text:style-name="P37">expr.t = term.t ǁ <text:span text:style-name="T14">expr</text:span><text:span text:style-name="T11">1</text:span><text:span text:style-name="T14">.t</text:span> ǁ '-'</text:p>
          </table:table-cell>
        </table:table-row>
        <table:table-row>
          <table:table-cell table:style-name="Tabela1.A2" office:value-type="string">
            <text:p text:style-name="P11">expr.<text:tab/><text:span text:style-name="T13">t</text:span>erm</text:p>
          </table:table-cell>
          <table:table-cell table:style-name="Tabela1.B2" office:value-type="string">
            <text:p text:style-name="Table_20_Contents">expr.t = term.t</text:p>
          </table:table-cell>
        </table:table-row>
        <table:table-row>
          <table:table-cell table:style-name="Tabela1.A2" office:value-type="string">
            <text:p text:style-name="P11"><text:span text:style-name="T3">term.</text:span><text:tab/>* term<text:span text:style-name="T11">1</text:span> <text:span text:style-name="T3">fact</text:span></text:p>
          </table:table-cell>
          <table:table-cell table:style-name="Tabela1.B2" office:value-type="string">
            <text:p text:style-name="P38"><text:span text:style-name="T3">term</text:span>.t = <text:span text:style-name="T14">term</text:span><text:span text:style-name="T12">1</text:span><text:span text:style-name="T14">.t</text:span> ǁ <text:span text:style-name="T15">fact</text:span><text:span text:style-name="T14">.t</text:span> ǁ '*'</text:p>
          </table:table-cell>
        </table:table-row>
        <table:table-row>
          <table:table-cell table:style-name="Tabela1.A2" office:value-type="string">
            <text:p text:style-name="P11"><text:span text:style-name="T3">term.</text:span><text:tab/>/ <text:span text:style-name="T6">term</text:span><text:span text:style-name="T11">1</text:span> <text:span text:style-name="T3">fact</text:span></text:p>
          </table:table-cell>
          <table:table-cell table:style-name="Tabela1.B2" office:value-type="string">
            <text:p text:style-name="P38"><text:span text:style-name="T3">term</text:span>.t = term<text:span text:style-name="T12">1</text:span>.t ǁ <text:span text:style-name="T15">fact</text:span><text:span text:style-name="T14">.t</text:span> ǁ '/'</text:p>
          </table:table-cell>
        </table:table-row>
        <table:table-row>
          <table:table-cell table:style-name="Tabela1.A2" office:value-type="string">
            <text:p text:style-name="P11"><text:span text:style-name="T3">term.</text:span><text:tab/><text:span text:style-name="T4">fact</text:span></text:p>
          </table:table-cell>
          <table:table-cell table:style-name="Tabela1.B2" office:value-type="string">
            <text:p text:style-name="P39">term.t = <text:span text:style-name="T16">fact</text:span>.t</text:p>
          </table:table-cell>
        </table:table-row>
        <table:table-row>
          <table:table-cell table:style-name="Tabela1.A2" office:value-type="string">
            <text:p text:style-name="P11"><text:span text:style-name="T4">fact.</text:span><text:tab/><text:span text:style-name="T4">digi</text:span></text:p>
          </table:table-cell>
          <table:table-cell table:style-name="Tabela1.B2" office:value-type="string">
            <text:p text:style-name="P40"><text:span text:style-name="T16">fact</text:span>.t <text:span text:style-name="T17">= digi.t</text:span></text:p>
          </table:table-cell>
        </table:table-row>
        <table:table-row>
          <table:table-cell table:style-name="Tabela1.A2" office:value-type="string">
            <text:p text:style-name="P11"><text:span text:style-name="T13">fact.</text:span><text:tab/><text:span text:style-name="T4">expr</text:span></text:p>
          </table:table-cell>
          <table:table-cell table:style-name="Tabela1.B2" office:value-type="string">
            <text:p text:style-name="P41">fact.t = expr.t</text:p>
          </table:table-cell>
        </table:table-row>
        <table:table-row>
          <table:table-cell table:style-name="Tabela1.A2" office:value-type="string">
            <text:p text:style-name="P16">digi.<text:tab/>0</text:p>
          </table:table-cell>
          <table:table-cell table:style-name="Tabela1.B2" office:value-type="string">
            <text:p text:style-name="P41">digi.t = ‘0’</text:p>
          </table:table-cell>
        </table:table-row>
        <table:table-row>
          <table:table-cell table:style-name="Tabela1.A2" office:value-type="string">
            <text:p text:style-name="P16">...</text:p>
          </table:table-cell>
          <table:table-cell table:style-name="Tabela1.B2" office:value-type="string">
            <text:p text:style-name="Table_20_Contents">...</text:p>
          </table:table-cell>
        </table:table-row>
        <table:table-row>
          <table:table-cell table:style-name="Tabela1.A2" office:value-type="string">
            <text:p text:style-name="P26">digi.<text:span text:style-name="T4"><text:tab/>9</text:span></text:p>
          </table:table-cell>
          <table:table-cell table:style-name="Tabela1.B2" office:value-type="string">
            <text:p text:style-name="P41">digi.t = ‘9’</text:p>
          </table:table-cell>
        </table:table-row>
      </table:table>
      <text:p text:style-name="P16"/>
      <text:p text:style-name="P5">Q3</text:p>
      <text:p text:style-name="P27"/>
      <text:p text:style-name="P28"><text:span text:style-name="T2">a</text:span>)</text:p>
      <text:p text:style-name="P28"><text:tab/><text:tab/><text:tab/><text:tab/><text:tab/><text:tab/>expr.t=”+9*52”</text:p>
      <text:p text:style-name="P28"><text:tab/><text:tab/><text:tab/><text:tab/><text:tab/><text:tab/>/<text:tab/><text:span text:style-name="T19">|<text:tab/>\</text:span></text:p>
      <text:p text:style-name="P28"><text:tab/><text:tab/><text:tab/><text:tab/><text:tab/><text:span text:style-name="T19">term</text:span>.t=”<text:span text:style-name="T18">9”<text:tab/>+<text:tab/>expr.t=”*52”</text:span></text:p>
      <text:p text:style-name="P30"><text:tab/><text:tab/><text:tab/><text:tab/><text:tab/><text:tab/><text:span text:style-name="T19">|</text:span><text:tab/><text:tab/>/<text:tab/>|<text:tab/>\</text:p>
      <text:p text:style-name="P30"><text:tab/><text:tab/><text:tab/><text:tab/><text:tab/><text:span text:style-name="T19">fact</text:span>.t=”9”<text:tab/>term.t=”5”<text:tab/>*<text:tab/><text:span text:style-name="T22">term</text:span>.t=”2”</text:p>
      <text:p text:style-name="P30"><text:tab/><text:tab/><text:tab/><text:tab/><text:tab/><text:tab/>|<text:tab/><text:tab/>|<text:tab/><text:tab/><text:tab/>|</text:p>
      <text:p text:style-name="P30"><text:tab/><text:tab/><text:tab/><text:tab/><text:tab/><text:tab/>9<text:tab/><text:span text:style-name="T19">fact.t=”5”</text:span><text:tab/><text:tab/><text:span text:style-name="T19">fact.t=”2”</text:span></text:p>
      <text:p text:style-name="P30"><text:tab/><text:tab/><text:tab/><text:tab/><text:tab/><text:tab/><text:tab/><text:tab/><text:span text:style-name="T19">|<text:tab/><text:tab/><text:tab/>|</text:span></text:p>
      <text:p text:style-name="P30"><text:tab/><text:tab/><text:tab/><text:tab/><text:tab/><text:tab/><text:tab/><text:tab/><text:span text:style-name="T19">5<text:tab/><text:tab/><text:tab/>2</text:span></text:p>
      <text:p text:style-name="P23">------------------------------------------------------------------------------------------------------------------------</text:p>
      <text:p text:style-name="P23"/>
      <text:p text:style-name="P33"><text:span text:style-name="T2">b</text:span>)</text:p>
      <text:p text:style-name="P29"><text:tab/><text:tab/><text:tab/><text:tab/><text:tab/><text:tab/>expr.t=”+*952”</text:p>
      <text:p text:style-name="P29"><text:tab/><text:tab/><text:tab/><text:tab/><text:tab/><text:tab/>/<text:tab/><text:span text:style-name="T19"><text:tab/>\</text:span></text:p>
      <text:p text:style-name="P29"><text:tab/><text:tab/><text:tab/><text:tab/><text:tab/><text:span text:style-name="T20">expr</text:span>.t=”<text:span text:style-name="T20">+*95”<text:tab/><text:tab/>term.t=”2”</text:span></text:p>
      <text:p text:style-name="P31"><text:tab/><text:tab/><text:tab/><text:tab/><text:tab/>/<text:tab/><text:span text:style-name="T19">|</text:span><text:tab/><text:span text:style-name="T22">\</text:span><text:tab/><text:tab/><text:span text:style-name="T23">\</text:span></text:p>
      <text:p text:style-name="P31"><text:tab/><text:tab/><text:tab/><text:tab/><text:span text:style-name="T22">term</text:span>.t=”9”<text:tab/><text:span text:style-name="T22">+</text:span><text:tab/><text:span text:style-name="T22">expr.t=”*5”<text:tab/>fact.t=”2”</text:span></text:p>
      <text:p text:style-name="P31"><text:tab/><text:tab/><text:tab/><text:tab/><text:tab/>|<text:tab/><text:tab/>/<text:tab/><text:span text:style-name="T25">\</text:span><text:tab/><text:tab/>|</text:p>
      <text:p text:style-name="P32"><text:tab/><text:tab/><text:tab/><text:tab/><text:span text:style-name="T21">fact.t=”9”</text:span><text:tab/><text:span text:style-name="T23">term.t=”5”</text:span><text:tab/>*<text:tab/><text:tab/><text:span text:style-name="T19">2</text:span></text:p>
      <text:p text:style-name="P31"><text:tab/><text:tab/><text:tab/><text:tab/><text:tab/><text:span text:style-name="T22">|<text:tab/><text:tab/>|</text:span></text:p>
      <text:p text:style-name="P31"><text:tab/><text:tab/><text:tab/><text:tab/><text:tab/><text:span text:style-name="T22">9<text:tab/>fact.t=”5”</text:span></text:p>
      <text:p text:style-name="P31"><text:tab/><text:tab/><text:tab/><text:tab/><text:tab/><text:tab/><text:tab/><text:span text:style-name="T24">|</text:span></text:p>
      <text:p text:style-name="P31"><text:tab/><text:tab/><text:tab/><text:tab/><text:tab/><text:tab/><text:tab/><text:span text:style-name="T24">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entury Gothic" svg:font-family="'Century Gothic'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fo:line-height="120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fo:line-height="120%" fo:text-align="start" style:justify-single-word="false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7:05:47.548562863</meta:creation-date>
    <dc:date>2021-03-08T21:58:54.092284885</dc:date>
    <meta:editing-duration>PT3H39M30S</meta:editing-duration>
    <meta:editing-cycles>31</meta:editing-cycles>
    <meta:generator>LibreOffice/6.0.7.3$Linux_X86_64 LibreOffice_project/00m0$Build-3</meta:generator>
    <meta:document-statistic meta:table-count="1" meta:image-count="0" meta:object-count="0" meta:page-count="3" meta:paragraph-count="124" meta:word-count="402" meta:character-count="2257" meta:non-whitespace-character-count="1806"/>
  </office:meta>
</office:document-meta>
</file>